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Light" svg:font-family="'Noto Sans Mono Light'" style:font-family-generic="swiss" style:font-pitch="variable"/>
    <style:font-face style:name="Noto Sans Mono Light1" svg:font-family="'Noto Sans Mono Light'" style:font-adornments="Light" style:font-family-generic="swiss" style:font-pitch="variable"/>
    <style:font-face style:name="Noto Sans Mono Medium" svg:font-family="'Noto Sans Mono Medium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officeooo:rsid="0020f6dc" officeooo:paragraph-rsid="0020f6dc"/>
    </style:style>
    <style:style style:name="P3" style:family="paragraph" style:parent-style-name="Heading_20_2">
      <style:text-properties officeooo:rsid="0020f6dc" officeooo:paragraph-rsid="0020f6dc" loext:padding="0cm" loext:border="none"/>
    </style:style>
    <style:style style:name="P4" style:family="paragraph" style:parent-style-name="Heading_20_2">
      <style:text-properties officeooo:paragraph-rsid="0020f6dc" loext:padding="0cm" loext:border="none"/>
    </style:style>
    <style:style style:name="P5" style:family="paragraph" style:parent-style-name="Heading_20_2">
      <style:text-properties officeooo:paragraph-rsid="002115f8"/>
    </style:style>
    <style:style style:name="P6" style:family="paragraph" style:parent-style-name="Heading_20_2">
      <style:paragraph-properties fo:break-before="page"/>
      <style:text-properties officeooo:paragraph-rsid="002115f8"/>
    </style:style>
    <style:style style:name="P7" style:family="paragraph" style:parent-style-name="Heading_20_2">
      <style:paragraph-properties fo:break-before="page"/>
      <style:text-properties officeooo:paragraph-rsid="002150d9"/>
    </style:style>
    <style:style style:name="P8" style:family="paragraph" style:parent-style-name="Heading_20_2" style:list-style-name="">
      <style:text-properties officeooo:paragraph-rsid="002150d9"/>
    </style:style>
    <style:style style:name="P9" style:family="paragraph" style:parent-style-name="Heading_20_3">
      <style:text-properties officeooo:paragraph-rsid="002115f8"/>
    </style:style>
    <style:style style:name="P10" style:family="paragraph" style:parent-style-name="Heading_20_3">
      <style:paragraph-properties fo:break-before="page"/>
      <style:text-properties officeooo:paragraph-rsid="002115f8"/>
    </style:style>
    <style:style style:name="P11" style:family="paragraph" style:parent-style-name="Standard">
      <style:paragraph-properties fo:text-align="end" style:justify-single-word="false"/>
      <style:text-properties officeooo:rsid="001aa8bd" officeooo:paragraph-rsid="001aa8bd"/>
    </style:style>
    <style:style style:name="P12" style:family="paragraph" style:parent-style-name="Standard">
      <style:paragraph-properties fo:text-align="end" style:justify-single-word="false" fo:break-before="page"/>
      <style:text-properties officeooo:rsid="001aa8bd" officeooo:paragraph-rsid="0020f6dc"/>
    </style:style>
    <style:style style:name="P13" style:family="paragraph" style:parent-style-name="Standard">
      <style:paragraph-properties fo:text-align="end" style:justify-single-word="false"/>
      <style:text-properties officeooo:rsid="001aa8bd" officeooo:paragraph-rsid="0020f6dc"/>
    </style:style>
    <style:style style:name="P14" style:family="paragraph" style:parent-style-name="Standard">
      <style:paragraph-properties fo:text-align="end" style:justify-single-word="false" fo:break-before="page"/>
      <style:text-properties officeooo:rsid="001aa8bd" officeooo:paragraph-rsid="002150d9"/>
    </style:style>
    <style:style style:name="P15" style:family="paragraph" style:parent-style-name="Standard">
      <style:text-properties officeooo:rsid="001aa8bd" officeooo:paragraph-rsid="001aa8bd"/>
    </style:style>
    <style:style style:name="P16" style:family="paragraph" style:parent-style-name="Standard">
      <style:text-properties officeooo:rsid="001aa8bd" officeooo:paragraph-rsid="0020f6dc"/>
    </style:style>
    <style:style style:name="P17" style:family="paragraph" style:parent-style-name="Standard">
      <style:text-properties officeooo:rsid="001aa8bd" officeooo:paragraph-rsid="002150d9"/>
    </style:style>
    <style:style style:name="P18" style:family="paragraph" style:parent-style-name="Standard">
      <style:text-properties officeooo:paragraph-rsid="0020f6dc"/>
    </style:style>
    <style:style style:name="P19" style:family="paragraph" style:parent-style-name="Standard">
      <style:text-properties officeooo:paragraph-rsid="002115f8"/>
    </style:style>
    <style:style style:name="P20" style:family="paragraph" style:parent-style-name="Standard">
      <style:paragraph-properties fo:margin-left="1.251cm" fo:text-indent="0cm" style:auto-text-indent="false"/>
      <style:text-properties officeooo:paragraph-rsid="002115f8"/>
    </style:style>
    <style:style style:name="P21" style:family="paragraph" style:parent-style-name="Standard">
      <style:paragraph-properties fo:margin-left="0cm" fo:text-indent="0cm" style:auto-text-indent="false"/>
      <style:text-properties officeooo:paragraph-rsid="002115f8"/>
    </style:style>
    <style:style style:name="P22" style:family="paragraph" style:parent-style-name="Standard">
      <style:paragraph-properties fo:margin-left="1.251cm" fo:text-indent="0cm" style:auto-text-indent="false"/>
      <style:text-properties officeooo:paragraph-rsid="002150d9"/>
    </style:style>
    <style:style style:name="P23" style:family="paragraph" style:parent-style-name="Standard">
      <style:paragraph-properties fo:margin-left="0cm" fo:text-indent="0cm" style:auto-text-indent="false" fo:break-before="page"/>
      <style:text-properties officeooo:paragraph-rsid="002150d9"/>
    </style:style>
    <style:style style:name="P24" style:family="paragraph" style:parent-style-name="Standard">
      <style:paragraph-properties fo:margin-left="0cm" fo:text-indent="0cm" style:auto-text-indent="false"/>
      <style:text-properties officeooo:paragraph-rsid="002150d9"/>
    </style:style>
    <style:style style:name="P25" style:family="paragraph" style:parent-style-name="Text_20_body">
      <style:text-properties officeooo:rsid="0020f6dc" officeooo:paragraph-rsid="0020f6dc"/>
    </style:style>
    <style:style style:name="P26" style:family="paragraph" style:parent-style-name="Text_20_body">
      <style:text-properties officeooo:rsid="0020f6dc" officeooo:paragraph-rsid="002115f8"/>
    </style:style>
    <style:style style:name="P27" style:family="paragraph" style:parent-style-name="Text_20_body">
      <style:text-properties officeooo:paragraph-rsid="0020f6dc"/>
    </style:style>
    <style:style style:name="P28" style:family="paragraph" style:parent-style-name="Text_20_body">
      <style:text-properties style:font-name="Liberation Sans" officeooo:rsid="0020f6dc" officeooo:paragraph-rsid="0020f6dc"/>
    </style:style>
    <style:style style:name="P29" style:family="paragraph" style:parent-style-name="Text_20_body">
      <style:text-properties style:font-name="Liberation Sans" officeooo:rsid="0020f6dc" officeooo:paragraph-rsid="002115f8"/>
    </style:style>
    <style:style style:name="P30" style:family="paragraph" style:parent-style-name="Text_20_body">
      <style:text-properties style:font-name="Liberation Sans" officeooo:rsid="0020f6dc" officeooo:paragraph-rsid="002150d9"/>
    </style:style>
    <style:style style:name="P31" style:family="paragraph" style:parent-style-name="Text_20_body">
      <style:text-properties style:font-name="Liberation Sans" fo:font-weight="bold" officeooo:rsid="0020f6dc" officeooo:paragraph-rsid="002115f8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20f6dc" officeooo:paragraph-rsid="0020f6dc" style:font-weight-asian="bold" style:font-weight-complex="bold"/>
    </style:style>
    <style:style style:name="P33" style:family="paragraph" style:parent-style-name="Text_20_body">
      <style:text-properties style:font-name="Liberation Sans" fo:font-weight="bold" officeooo:rsid="0020f6dc" officeooo:paragraph-rsid="002150d9" style:font-weight-asian="bold" style:font-weight-complex="bold"/>
    </style:style>
    <style:style style:name="P34" style:family="paragraph" style:parent-style-name="Text_20_body">
      <style:text-properties style:font-name="Liberation Sans" fo:font-weight="bold" officeooo:rsid="002115f8" officeooo:paragraph-rsid="002115f8" style:font-weight-asian="bold" style:font-weight-complex="bold"/>
    </style:style>
    <style:style style:name="P35" style:family="paragraph" style:parent-style-name="Text_20_body">
      <style:text-properties style:font-name="Liberation Sans" fo:font-weight="bold" officeooo:rsid="002115f8" officeooo:paragraph-rsid="002150d9" style:font-weight-asian="bold" style:font-weight-complex="bold"/>
    </style:style>
    <style:style style:name="P36" style:family="paragraph" style:parent-style-name="Text_20_body">
      <style:text-properties style:font-name="Liberation Sans" officeooo:rsid="002115f8" officeooo:paragraph-rsid="002115f8"/>
    </style:style>
    <style:style style:name="P37" style:family="paragraph" style:parent-style-name="Text_20_body">
      <style:text-properties fo:font-weight="bold" officeooo:paragraph-rsid="002115f8" style:font-weight-asian="bold" style:font-weight-complex="bold"/>
    </style:style>
    <style:style style:name="P38" style:family="paragraph" style:parent-style-name="Text_20_body">
      <style:text-properties officeooo:paragraph-rsid="002115f8"/>
    </style:style>
    <style:style style:name="P39" style:family="paragraph" style:parent-style-name="Text_20_body">
      <style:paragraph-properties fo:margin-top="0cm" fo:margin-bottom="0cm" style:contextual-spacing="false"/>
      <style:text-properties officeooo:rsid="002115f8" officeooo:paragraph-rsid="002115f8"/>
    </style:style>
    <style:style style:name="P40" style:family="paragraph" style:parent-style-name="Text_20_body">
      <style:text-properties style:font-name="Noto Sans Mono Light" officeooo:rsid="002115f8" officeooo:paragraph-rsid="002115f8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Noto Sans Mono Light" officeooo:rsid="002115f8" officeooo:paragraph-rsid="002115f8"/>
    </style:style>
    <style:style style:name="P42" style:family="paragraph" style:parent-style-name="Text_20_body">
      <style:text-properties style:font-name="Noto Sans Mono Light" officeooo:rsid="002115f8" officeooo:paragraph-rsid="002150d9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Noto Sans Mono Light" fo:font-size="10pt" officeooo:rsid="002115f8" officeooo:paragraph-rsid="002115f8" style:font-size-asian="10pt" style:font-size-complex="10pt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Noto Sans Mono Light" fo:font-size="10pt" officeooo:rsid="002115f8" style:font-size-asian="10pt" style:font-size-complex="10pt"/>
    </style:style>
    <style:style style:name="P45" style:family="paragraph" style:parent-style-name="Text_20_body">
      <style:paragraph-properties fo:margin-top="0cm" fo:margin-bottom="0cm" style:contextual-spacing="false"/>
      <style:text-properties style:font-name="Noto Sans Mono Light" fo:font-size="10pt" officeooo:rsid="002115f8" officeooo:paragraph-rsid="002150d9" style:font-size-asian="10pt" style:font-size-complex="10pt"/>
    </style:style>
    <style:style style:name="P46" style:family="paragraph" style:parent-style-name="Text_20_body">
      <style:paragraph-properties fo:margin-top="0cm" fo:margin-bottom="0.199cm" style:contextual-spacing="false"/>
      <style:text-properties style:font-name="Noto Sans Mono Light" fo:font-weight="bold" officeooo:rsid="002115f8" officeooo:paragraph-rsid="002115f8" style:font-weight-asian="bold" style:font-weight-complex="bold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Noto Sans Mono Light1" fo:font-size="10pt" officeooo:rsid="002115f8" officeooo:paragraph-rsid="002115f8" style:font-size-asian="10pt" style:font-size-complex="10pt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Noto Sans Mono Light1" fo:font-size="10pt" officeooo:rsid="002115f8" officeooo:paragraph-rsid="002150d9" style:font-size-asian="10pt" style:font-size-complex="10pt"/>
    </style:style>
    <style:style style:name="P49" style:family="paragraph" style:parent-style-name="Text_20_body">
      <style:text-properties officeooo:paragraph-rsid="002150d9"/>
    </style:style>
    <style:style style:name="P50" style:family="paragraph" style:parent-style-name="Title">
      <style:text-properties officeooo:rsid="001aa8bd" officeooo:paragraph-rsid="001aa8bd"/>
    </style:style>
    <style:style style:name="P51" style:family="paragraph" style:parent-style-name="Title">
      <style:text-properties officeooo:rsid="0020f6dc" officeooo:paragraph-rsid="0020f6dc"/>
    </style:style>
    <style:style style:name="T1" style:family="text">
      <style:text-properties officeooo:rsid="001c103d"/>
    </style:style>
    <style:style style:name="T2" style:family="text">
      <style:text-properties officeooo:rsid="001ddf9a"/>
    </style:style>
    <style:style style:name="T3" style:family="text">
      <style:text-properties officeooo:rsid="0020f6dc"/>
    </style:style>
    <style:style style:name="T4" style:family="text">
      <style:text-properties officeooo:rsid="0020f6dc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f6dc" style:font-weight-asian="bold" style:font-weight-complex="bold"/>
    </style:style>
    <style:style style:name="T7" style:family="text">
      <style:text-properties fo:font-weight="normal" officeooo:rsid="0020f6dc" style:font-weight-asian="normal" style:font-weight-complex="normal" loext:padding="0cm" loext:border="none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weight="normal" style:font-weight-asian="normal" style:font-weight-complex="normal" loext:padding="0cm" loext:border="none"/>
    </style:style>
    <style:style style:name="T10" style:family="text">
      <style:text-properties style:font-name="Liberation Sans" loext:padding="0cm" loext:border="none"/>
    </style:style>
    <style:style style:name="T11" style:family="text">
      <style:text-properties style:font-name="Liberation Sans" fo:font-size="12pt" style:font-size-asian="10.5pt" style:font-size-complex="12pt"/>
    </style:style>
    <style:style style:name="T12" style:family="text">
      <style:text-properties style:font-name="Liberation Sans" fo:font-size="12pt" fo:font-weight="normal" style:font-size-asian="12pt" style:font-weight-asian="normal" style:font-size-complex="12pt" style:font-weight-complex="normal" loext:padding="0cm" loext:border="none"/>
    </style:style>
    <style:style style:name="T13" style:family="text">
      <style:text-properties style:font-name="Liberation Sans" fo:font-size="12pt" fo:font-weight="normal" officeooo:rsid="0020f6dc" style:font-size-asian="12pt" style:font-weight-asian="normal" style:font-size-complex="12pt" style:font-weight-complex="normal" loext:padding="0cm" loext:border="none"/>
    </style:style>
    <style:style style:name="T14" style:family="text">
      <style:text-properties style:font-name="Liberation Sans" fo:font-size="12pt" fo:font-weight="normal" officeooo:rsid="002115f8" style:font-size-asian="12pt" style:font-weight-asian="normal" style:font-size-complex="12pt" style:font-weight-complex="normal" loext:padding="0cm" loext:border="none"/>
    </style:style>
    <style:style style:name="T15" style:family="text">
      <style:text-properties style:font-name="Liberation Sans" fo:font-size="12pt" fo:font-weight="normal" officeooo:rsid="002150d9" style:font-size-asian="12pt" style:font-weight-asian="normal" style:font-size-complex="12pt" style:font-weight-complex="normal" loext:padding="0cm" loext:border="none"/>
    </style:style>
    <style:style style:name="T16" style:family="text">
      <style:text-properties style:font-name="Liberation Sans" officeooo:rsid="0020f6dc"/>
    </style:style>
    <style:style style:name="T17" style:family="text">
      <style:text-properties style:font-name="Liberation Sans" officeooo:rsid="002115f8"/>
    </style:style>
    <style:style style:name="T18" style:family="text">
      <style:text-properties style:font-name="Liberation Sans" officeooo:rsid="002115f8" loext:padding="0cm" loext:border="none"/>
    </style:style>
    <style:style style:name="T19" style:family="text">
      <style:text-properties style:font-name="Liberation Sans" fo:font-size="16pt" style:font-size-asian="16pt" style:font-size-complex="16pt"/>
    </style:style>
    <style:style style:name="T20" style:family="text">
      <style:text-properties style:font-name="Liberation Sans" fo:font-size="16pt" officeooo:rsid="002115f8" style:font-size-asian="16pt" style:font-size-complex="16pt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officeooo:rsid="002150d9"/>
    </style:style>
    <style:style style:name="T23" style:family="text">
      <style:text-properties loext:padding="0cm" loext:border="none"/>
    </style:style>
    <style:style style:name="T24" style:family="text">
      <style:text-properties style:font-name="Noto Sans Mono Light" fo:font-weight="normal" style:font-weight-asian="normal" style:font-weight-complex="normal" loext:padding="0cm" loext:border="none"/>
    </style:style>
    <style:style style:name="T25" style:family="text">
      <style:text-properties style:font-name="Noto Sans Mono Light" fo:font-weight="normal" officeooo:rsid="0020f6dc" style:font-weight-asian="normal" style:font-weight-complex="normal" loext:padding="0cm" loext:border="none"/>
    </style:style>
    <style:style style:name="T26" style:family="text">
      <style:text-properties style:font-name="Noto Sans Mono Light" loext:padding="0cm" loext:border="none"/>
    </style:style>
    <style:style style:name="T27" style:family="text">
      <style:text-properties style:font-name="Noto Sans Mono Light" officeooo:rsid="002150d9" loext:padding="0cm" loext:border="none"/>
    </style:style>
    <style:style style:name="T28" style:family="text">
      <style:text-properties officeooo:rsid="002115f8"/>
    </style:style>
    <style:style style:name="T29" style:family="text">
      <style:text-properties officeooo:rsid="002115f8" loext:padding="0cm" loext:border="none"/>
    </style:style>
    <style:style style:name="T30" style:family="text">
      <style:text-properties style:font-name="Noto Sans Mono Light1" fo:font-size="10pt" style:font-size-asian="10pt" style:font-size-complex="10pt"/>
    </style:style>
    <style:style style:name="T31" style:family="text">
      <style:text-properties style:font-name="Noto Sans Mono Light1" fo:font-size="10pt" fo:font-weight="normal" officeooo:rsid="002115f8" style:font-size-asian="10pt" style:font-weight-asian="normal" style:font-size-complex="10pt" style:font-weight-complex="normal" loext:padding="0cm" loext:border="none"/>
    </style:style>
    <style:style style:name="T32" style:family="text">
      <style:text-properties style:font-name="Noto Sans Mono Light1" fo:font-weight="normal" style:font-weight-asian="normal" style:font-weight-complex="normal" loext:padding="0cm" loext:border="none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officeooo:rsid="002150d9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e<text:tab/>: <text:span text:style-name="T2">10.10.2023</text:span></text:p>
      <text:p text:style-name="P15">Name<text:tab/><text:tab/>: <text:span text:style-name="T1">Nived R S</text:span></text:p>
      <text:p text:style-name="P15">Class<text:tab/><text:tab/>: <text:span text:style-name="T1">CS</text:span><text:span text:style-name="T3">4</text:span><text:span text:style-name="T1">C</text:span></text:p>
      <text:p text:style-name="P15">Roll No.<text:tab/>: <text:span text:style-name="T1">55</text:span></text:p>
      <text:p text:style-name="P15"/>
      <text:p text:style-name="P50"><text:span text:style-name="T1">1. </text:span><text:span text:style-name="T3">Familiarization of Basic Linux Commands</text:span></text:p>
      <text:p text:style-name="Standard">AIM : <text:span text:style-name="T11">Familiarize with basic Linux commands for directory and file operations</text:span></text:p>
      <text:h text:style-name="P2" text:outline-level="2">ls</text:h>
      <text:p text:style-name="P27"><text:tab/><text:span text:style-name="T23">The </text:span><text:span text:style-name="T4">ls commands </text:span><text:span text:style-name="T23">is commonly used to identify the files and directories in the working directory. </text:span><text:span text:style-name="T4">The command prints names of files and directories into the terminal</text:span></text:p>
      <text:p text:style-name="P25"><text:span text:style-name="T10">Usage</text:span><text:span text:style-name="T23"> : </text:span><text:span text:style-name="T24">ls [OPTIONS]</text:span></text:p>
      <text:h text:style-name="P2" text:outline-level="2"><text:span text:style-name="T23">pwd</text:span></text:h>
      <text:p text:style-name="P27"><text:span text:style-name="T4"><text:tab/>The pwd command is mostly used to print the current working directory on terminal</text:span></text:p>
      <text:p text:style-name="P25"><text:span text:style-name="T10">Usage</text:span><text:span text:style-name="T23"> :</text:span><text:span text:style-name="T26"> pwd</text:span></text:p>
      <text:h text:style-name="P2" text:outline-level="2"><text:span text:style-name="T23">mkdir</text:span></text:h>
      <text:p text:style-name="P27"><text:span text:style-name="T4"><text:tab/>mkdir allows you to create fresh directories in the terminal itself. </text:span></text:p>
      <text:p text:style-name="P25"><text:span text:style-name="T10">Usage</text:span><text:span text:style-name="T23"> : </text:span><text:span text:style-name="T24">mkdir [DIRECTORY NAME]</text:span></text:p>
      <text:h text:style-name="P4" text:outline-level="2" text:is-list-header="true"><text:span text:style-name="T3">c</text:span>d</text:h>
      <text:p text:style-name="P27"><text:span text:style-name="T23"><text:tab/></text:span><text:span text:style-name="T4">cd command allows users to navigate between directories in the terminal itself.</text:span></text:p>
      <text:p text:style-name="P25"><text:span text:style-name="T10">Usage</text:span><text:span text:style-name="T23"> :</text:span><text:span text:style-name="T26"> cd</text:span><text:span text:style-name="T24"> [PATH TO DIRECTORY]</text:span></text:p>
      <text:h text:style-name="P4" text:outline-level="2" text:is-list-header="true">c<text:span text:style-name="T3">p</text:span></text:h>
      <text:p text:style-name="P27"><text:span text:style-name="T4"><text:tab/>cp command is used to copy files/directories from one place to another.</text:span></text:p>
      <text:p text:style-name="P25"><text:span text:style-name="T10">Usage</text:span><text:span text:style-name="T23"> :</text:span><text:span text:style-name="T26"> cp</text:span><text:span text:style-name="T24"> [SOURCE PATH] [DESTINATION PATH]</text:span></text:p>
      <text:h text:style-name="P3" text:outline-level="2" text:is-list-header="true"><text:soft-page-break/>mv</text:h>
      <text:p text:style-name="P27"><text:span text:style-name="T4"><text:tab/>mv command is used to move files/directories from one place to another. This command is also used to rename files and directories</text:span></text:p>
      <text:p text:style-name="P25"><text:span text:style-name="T9">Usage</text:span><text:span text:style-name="T24"> : mv [SOURCE PATH] [DESTINATION PATH]</text:span></text:p>
      <text:p text:style-name="P25"><text:span text:style-name="T25"/></text:p>
      <text:h text:style-name="P3" text:outline-level="2" text:is-list-header="true">rm</text:h>
      <text:p text:style-name="P27"><text:span text:style-name="T4"><text:tab/>rm command is used to remove files . To remove directories -d options is used</text:span></text:p>
      <text:p text:style-name="P25"><text:span text:style-name="T9">Usage</text:span><text:span text:style-name="T24"> : rm [OPTIONS] [TARGET PATH]</text:span></text:p>
      <text:h text:style-name="P2" text:outline-level="2" text:is-list-header="true"><text:span text:style-name="T23">uname</text:span></text:h>
      <text:p text:style-name="P27"><text:span text:style-name="T4"><text:tab/>uname command is used to print complete information about the operating system</text:span></text:p>
      <text:p text:style-name="P25"><text:span text:style-name="T9">Usage</text:span><text:span text:style-name="T24"> : uname [OPTIONS]</text:span></text:p>
      <text:h text:style-name="P2" text:outline-level="2" text:is-list-header="true"><text:span text:style-name="T23">touch</text:span></text:h>
      <text:p text:style-name="P27"><text:span text:style-name="T4"><text:tab/>touch command is used to create an empty file in the current working directory</text:span></text:p>
      <text:p text:style-name="P25"><text:span text:style-name="T9">Usage</text:span><text:span text:style-name="T24"> : touch [FILE NAME]</text:span></text:p>
      <text:h text:style-name="P2" text:outline-level="2" text:is-list-header="true"><text:span text:style-name="T23">cat</text:span></text:h>
      <text:p text:style-name="P27"><text:span text:style-name="T4"><text:tab/>cat command is used to see complete contents of file inside terminal. </text:span></text:p>
      <text:p text:style-name="P25"><text:span text:style-name="T9">Usage</text:span><text:span text:style-name="T24"> : cat [FILE NAME]</text:span></text:p>
      <text:h text:style-name="P2" text:outline-level="2" text:is-list-header="true"><text:span text:style-name="T23">echo</text:span></text:h>
      <text:p text:style-name="P27"><text:span text:style-name="T4"><text:tab/>echo is used to print content into terminal</text:span></text:p>
      <text:p text:style-name="P25"><text:span text:style-name="T9">Usage</text:span><text:span text:style-name="T24"> : echo [CONTENTS TO PRINT]</text:span></text:p>
      <text:h text:style-name="P2" text:outline-level="2" text:is-list-header="true"><text:span text:style-name="T23">man</text:span></text:h>
      <text:p text:style-name="P27"><text:span text:style-name="T4"><text:tab/>man command is used to access manual entry of Linux commands and libraries</text:span></text:p>
      <text:p text:style-name="P25"><text:span text:style-name="T9">Usage</text:span><text:span text:style-name="T24"> : man [COMMAND NAME]</text:span></text:p>
      <text:h text:style-name="P2" text:outline-level="2" text:is-list-header="true"><text:soft-page-break/><text:span text:style-name="T23">rmdir</text:span></text:h>
      <text:p text:style-name="P27"><text:span text:style-name="T4"><text:tab/>rmdir command is used to permanently delete an empty directory </text:span></text:p>
      <text:p text:style-name="P25"><text:span text:style-name="T9">Usage</text:span><text:span text:style-name="T24"> : rmdir [DIRECTORY]</text:span></text:p>
      <text:h text:style-name="P2" text:outline-level="2" text:is-list-header="true"><text:span text:style-name="T23">grep</text:span></text:h>
      <text:p text:style-name="P27"><text:span text:style-name="T4"><text:tab/>grep is used to find a specific string in a series of outputs</text:span></text:p>
      <text:p text:style-name="P25"><text:span text:style-name="T9">Usage</text:span><text:span text:style-name="T24"> : &lt;any command with output&gt; | grep [STRING]</text:span></text:p>
      <text:h text:style-name="P2" text:outline-level="2" text:is-list-header="true"><text:span text:style-name="T23">find</text:span></text:h>
      <text:p text:style-name="P27"><text:span text:style-name="T4"><text:tab/>The find command in Linux is a dynamic utility designed for comprehensive file and directory searches within a hierarchical structure. Its adaptability allows us to search by name, size, modification time, or content, providing a flexible and potent solution</text:span></text:p>
      <text:p text:style-name="P25"><text:span text:style-name="T9">Usage</text:span><text:span text:style-name="T24"> : find [PATH] [OPTIONS] [EXPRESSIONS]</text:span></text:p>
      <text:h text:style-name="P2" text:outline-level="2" text:is-list-header="true"><text:span text:style-name="T23">wc</text:span></text:h>
      <text:p text:style-name="P27"><text:span text:style-name="T4"><text:tab/>It is used to find out </text:span><text:span text:style-name="Strong_20_Emphasis"><text:span text:style-name="T7">number of lines</text:span></text:span><text:span text:style-name="T7">, </text:span><text:span text:style-name="Strong_20_Emphasis"><text:span text:style-name="T7">word count</text:span></text:span><text:span text:style-name="T7">, </text:span><text:span text:style-name="Strong_20_Emphasis"><text:span text:style-name="T7">byte and characters count</text:span></text:span><text:span text:style-name="Strong_20_Emphasis"><text:span text:style-name="T4"> </text:span></text:span><text:span text:style-name="T4">in the files specified in the file arguments.</text:span></text:p>
      <text:p text:style-name="P25"><text:span text:style-name="T9">Usage</text:span><text:span text:style-name="T24"> : wc [OPTIONS] [FILE]</text:span></text:p>
      <text:h text:style-name="P2" text:outline-level="2" text:is-list-header="true"><text:span text:style-name="T23">sort</text:span></text:h>
      <text:p text:style-name="P27"><text:span text:style-name="T4"><text:tab/>sort command is used to sort a file, arranging the records in a particular order. By default, the sort command sorts file assuming the contents are ASCII. Using options in the sort command can also be used to sort numerically. </text:span></text:p>
      <text:p text:style-name="P25"><text:span text:style-name="T9">Usage</text:span><text:span text:style-name="T24"> : sort [OPTIONS] [FILE]</text:span></text:p>
      <text:p text:style-name="P25"><text:span text:style-name="T24"/></text:p>
      <text:p text:style-name="P25"><text:span text:style-name="T24"/></text:p>
      <text:p text:style-name="P25"><text:span text:style-name="T24"/></text:p>
      <text:p text:style-name="P12"/>
      <text:p text:style-name="P13"/>
      <text:h text:style-name="Heading_20_2" text:outline-level="2">PROGRAM A</text:h>
      <text:p text:style-name="P37"><text:span text:style-name="T17">Program :</text:span></text:p>
      <text:p text:style-name="P44">for i in {1..100}; do</text:p>
      <text:p text:style-name="P44"><text:tab/>echo $i</text:p>
      <text:p text:style-name="P44">done;</text:p>
      <text:p text:style-name="P36"/>
      <text:p text:style-name="P34">output :</text:p>
      <text:p text:style-name="P47">1</text:p>
      <text:p text:style-name="P47">2</text:p>
      <text:p text:style-name="P47">. . .</text:p>
      <text:p text:style-name="P47">99</text:p>
      <text:p text:style-name="P47">100</text:p>
      <text:p text:style-name="P40"/>
      <text:h text:style-name="P5" text:outline-level="2">PROGRAM <text:span text:style-name="T28">B</text:span></text:h>
      <text:p text:style-name="P38"/>
      <text:p text:style-name="P34">Program :</text:p>
      <text:p text:style-name="P43">read -p "Enter Number : " num</text:p>
      <text:p text:style-name="P43">fvar=1</text:p>
      <text:p text:style-name="P43">while [ $num -gt 1 ]</text:p>
      <text:p text:style-name="P43">do</text:p>
      <text:p text:style-name="P43"><text:tab/>fvar=$((fvar * num))</text:p>
      <text:p text:style-name="P43"><text:tab/>num=$((num - 1))</text:p>
      <text:p text:style-name="P43">done</text:p>
      <text:p text:style-name="P41"><text:span text:style-name="T33">echo $fvar</text:span></text:p>
      <text:p text:style-name="P41"><text:span text:style-name="T21"/></text:p>
      <text:p text:style-name="P46"><text:span text:style-name="T8">output :</text:span></text:p>
      <text:p text:style-name="P39"><text:span text:style-name="T30">Enter Number : 5</text:span></text:p>
      <text:p text:style-name="P39"><text:span text:style-name="T30">120</text:span></text:p>
      <text:p text:style-name="P12">Date<text:tab/>: <text:span text:style-name="T2">10.10.2023</text:span></text:p>
      <text:p text:style-name="P16">Name<text:tab/><text:tab/>: <text:span text:style-name="T1">Nived R S</text:span></text:p>
      <text:p text:style-name="P16">Class<text:tab/><text:tab/>: <text:span text:style-name="T1">CS</text:span><text:span text:style-name="T3">4</text:span><text:span text:style-name="T1">C</text:span></text:p>
      <text:p text:style-name="P16">Roll No.<text:tab/>: <text:span text:style-name="T1">55</text:span></text:p>
      <text:p text:style-name="P16"/>
      <text:p text:style-name="P51">2. Shell Scripting </text:p>
      <text:h text:style-name="Heading_20_2" text:outline-level="2">PROGRAM A</text:h>
      <text:p text:style-name="P28"><text:span text:style-name="T5">AIM</text:span> :</text:p>
      <text:p text:style-name="P25"><text:tab/> <text:span text:style-name="T8">To write shell script to print numbers from 1 to 100</text:span></text:p>
      <text:p text:style-name="P32">ALGORITHM :</text:p>
      <text:p text:style-name="Standard"><text:span text:style-name="T6"><text:tab/></text:span><text:span text:style-name="Source_20_Text"><text:span text:style-name="T12">S</text:span></text:span><text:span text:style-name="Source_20_Text"><text:span text:style-name="T13">tep </text:span></text:span><text:span text:style-name="Source_20_Text"><text:span text:style-name="T12">0 : Start</text:span></text:span></text:p>
      <text:p text:style-name="Standard"><text:span text:style-name="Source_20_Text"><text:span text:style-name="T8"><text:tab/>S</text:span></text:span><text:span text:style-name="Source_20_Text"><text:span text:style-name="T16">tep </text:span></text:span><text:span text:style-name="Source_20_Text"><text:span text:style-name="T8">1 : Repeat step S2 from i=1 to 100</text:span></text:span></text:p>
      <text:p text:style-name="P18"><text:span text:style-name="Source_20_Text"><text:span text:style-name="T8"><text:tab/>S</text:span></text:span><text:span text:style-name="Source_20_Text"><text:span text:style-name="T16">tep </text:span></text:span><text:span text:style-name="Source_20_Text"><text:span text:style-name="T8">2 : Print i</text:span></text:span></text:p>
      <text:p text:style-name="P18"><text:span text:style-name="Source_20_Text"><text:span text:style-name="T8"><text:tab/>S</text:span></text:span><text:span text:style-name="Source_20_Text"><text:span text:style-name="T16">tep </text:span></text:span><text:span text:style-name="Source_20_Text"><text:span text:style-name="T8">3 : </text:span></text:span><text:span text:style-name="Source_20_Text"><text:span text:style-name="T17">Stop</text:span></text:span></text:p>
      <text:p text:style-name="P18"><text:span text:style-name="Source_20_Text"><text:span text:style-name="T8"/></text:span></text:p>
      <text:h text:style-name="Heading_20_3" text:outline-level="3"><text:span text:style-name="Source_20_Text"><text:span text:style-name="T19"/></text:span></text:h>
      <text:h text:style-name="P9" text:outline-level="3"><text:span text:style-name="Source_20_Text"><text:span text:style-name="T19">PROGRAM B</text:span></text:span></text:h>
      <text:p text:style-name="P29"><text:span text:style-name="T5">AIM</text:span> :</text:p>
      <text:p text:style-name="P26"><text:tab/> <text:span text:style-name="T8">To write shell script to </text:span><text:span text:style-name="T17">find factorial of a number </text:span></text:p>
      <text:p text:style-name="P31">ALGORITHM :</text:p>
      <text:p text:style-name="P19"><text:span text:style-name="T6"><text:tab/></text:span><text:span text:style-name="Source_20_Text"><text:span text:style-name="T13">S</text:span></text:span><text:span text:style-name="Source_20_Text"><text:span text:style-name="T14">tep </text:span></text:span><text:span text:style-name="Source_20_Text"><text:span text:style-name="T13">0 : Start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1 : Read num from user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2 : Initialize sum to 0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3 : Repeat step S4 to S6 until num&gt;0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4 : Set digit=num%10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5 : Increment sum by digit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6 : Update num to num/10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7 : Print sum</text:span></text:span></text:p>
      <text:p text:style-name="P19"><text:span text:style-name="Source_20_Text"><text:span text:style-name="T13"><text:tab/>S</text:span></text:span><text:span text:style-name="Source_20_Text"><text:span text:style-name="T14">tep </text:span></text:span><text:span text:style-name="Source_20_Text"><text:span text:style-name="T13">8 : </text:span></text:span><text:span text:style-name="Source_20_Text"><text:span text:style-name="T14">Stop</text:span></text:span></text:p>
      <text:h text:style-name="P6" text:outline-level="2" text:is-list-header="true">PROGRAM <text:span text:style-name="T28">C</text:span></text:h>
      <text:p text:style-name="P38"/>
      <text:p text:style-name="P34">Program :</text:p>
      <text:p text:style-name="P43">read -p "Enter Number : " num</text:p>
      <text:p text:style-name="P43">sum=0</text:p>
      <text:p text:style-name="P43">while [ $num -gt 0 ]</text:p>
      <text:p text:style-name="P43">do</text:p>
      <text:p text:style-name="P43"><text:tab/>x=$((num % 10))</text:p>
      <text:p text:style-name="P43"><text:tab/>sum=$((sum + x))</text:p>
      <text:p text:style-name="P43"><text:tab/>num=$((num / 10))</text:p>
      <text:p text:style-name="P43">done</text:p>
      <text:p text:style-name="P43">echo $sum</text:p>
      <text:p text:style-name="P40"/>
      <text:p text:style-name="P34">output :</text:p>
      <text:p text:style-name="P47">Enter Number : 345</text:p>
      <text:p text:style-name="P47">12<text:tab/></text:p>
      <text:h text:style-name="P10" text:outline-level="3"><text:span text:style-name="Source_20_Text"><text:span text:style-name="T19">PROGRAM </text:span></text:span><text:span text:style-name="Source_20_Text"><text:span text:style-name="T20">C</text:span></text:span></text:h>
      <text:p text:style-name="P29"><text:span text:style-name="T5">AIM</text:span> :</text:p>
      <text:p text:style-name="P26"><text:tab/> <text:span text:style-name="T8">To write shell script to </text:span><text:span text:style-name="T17">sum of digits of a number </text:span></text:p>
      <text:p text:style-name="P31">ALGORITHM :</text:p>
      <text:p text:style-name="P20"><text:span text:style-name="Source_20_Text"><text:span text:style-name="T13">Step 0 : Start</text:span></text:span></text:p>
      <text:p text:style-name="P20"><text:span text:style-name="Source_20_Text"><text:span text:style-name="T13">Step 1 : Read num from user</text:span></text:span></text:p>
      <text:p text:style-name="P20"><text:span text:style-name="Source_20_Text"><text:span text:style-name="T13">Step 2 : Initialize fact to 1</text:span></text:span></text:p>
      <text:p text:style-name="P20"><text:span text:style-name="Source_20_Text"><text:span text:style-name="T13">Step 3 : Intialize i to 1</text:span></text:span></text:p>
      <text:p text:style-name="P20"><text:span text:style-name="Source_20_Text"><text:span text:style-name="T13">Step 4 : Repeat step S5 to S6 until i&lt;=num</text:span></text:span></text:p>
      <text:p text:style-name="P20"><text:span text:style-name="Source_20_Text"><text:span text:style-name="T13">Step 5 : Update fact to fact*i</text:span></text:span></text:p>
      <text:p text:style-name="P20"><text:span text:style-name="Source_20_Text"><text:span text:style-name="T13">Step 6 : Increment i by 1</text:span></text:span></text:p>
      <text:p text:style-name="P20"><text:span text:style-name="Source_20_Text"><text:span text:style-name="T13">Step 7 : Print fact</text:span></text:span></text:p>
      <text:p text:style-name="P20"><text:span text:style-name="Source_20_Text"><text:span text:style-name="T13">Step 8 : End</text:span></text:span></text:p>
      <text:p text:style-name="P20"><text:span text:style-name="Source_20_Text"><text:span text:style-name="T13"/></text:span></text:p>
      <text:p text:style-name="P20"><text:span text:style-name="Source_20_Text"><text:span text:style-name="T13"/></text:span></text:p>
      <text:p text:style-name="P21"><text:span text:style-name="Source_20_Text"><text:span text:style-name="T13"/></text:span></text:p>
      <text:p text:style-name="P21"><text:span text:style-name="Source_20_Text"><text:span text:style-name="T13"/></text:span></text:p>
      <text:h text:style-name="P7" text:outline-level="2" text:is-list-header="true">PROGRAM <text:span text:style-name="T34">A</text:span></text:h>
      <text:p text:style-name="P49"/>
      <text:p text:style-name="P35">Program :</text:p>
      <text:p text:style-name="P45">#include &lt;stdio.h&gt;</text:p>
      <text:p text:style-name="P45">#include &lt;sys/types.h&gt;</text:p>
      <text:p text:style-name="P45">#include &lt;unistd.h&gt;</text:p>
      <text:p text:style-name="P45">#include &lt;stdlib.h&gt;</text:p>
      <text:p text:style-name="P45">#include &lt;sys/wait.h&gt;<text:tab/></text:p>
      <text:p text:style-name="P45">void main(){</text:p>
      <text:p text:style-name="P45"><text:tab/>pid_t parent = getpid();</text:p>
      <text:p text:style-name="P45"><text:tab/>pid_t procid = fork();</text:p>
      <text:p text:style-name="P45"><text:tab/>if(procid &lt; 0 ){</text:p>
      <text:p text:style-name="P45"><text:tab/><text:tab/>perror("fork failed !");</text:p>
      <text:p text:style-name="P45"><text:tab/><text:tab/>exit(1);</text:p>
      <text:p text:style-name="P45"><text:tab/>}</text:p>
      <text:p text:style-name="P45"><text:tab/>else{</text:p>
      <text:p text:style-name="P45"><text:tab/><text:tab/>printf("Child Created for parent %d\n",parent);</text:p>
      <text:p text:style-name="P45"><text:tab/>}</text:p>
      <text:p text:style-name="P45"><text:tab/>wait(NULL);</text:p>
      <text:p text:style-name="P45"><text:tab/>printf("Executed Process %d\n",getpid());</text:p>
      <text:p text:style-name="P45"><text:tab/>execlp("ls",NULL);</text:p>
      <text:p text:style-name="P45"><text:tab/>return;</text:p>
      <text:p text:style-name="P45">}</text:p>
      <text:p text:style-name="P42"/>
      <text:p text:style-name="P35">output :</text:p>
      <text:p text:style-name="P48"><text:span text:style-name="Source_20_Text"><text:span text:style-name="T32">Child Created for parent 87801</text:span></text:span></text:p>
      <text:p text:style-name="P48"><text:span text:style-name="Source_20_Text"><text:span text:style-name="T32">Child Created for parent 87801</text:span></text:span></text:p>
      <text:p text:style-name="P48"><text:span text:style-name="Source_20_Text"><text:span text:style-name="T32">Executed Process 87802</text:span></text:span></text:p>
      <text:p text:style-name="P48"><text:span text:style-name="Source_20_Text"><text:span text:style-name="T32">a.out <text:s/>forker.c</text:span></text:span></text:p>
      <text:p text:style-name="P48"><text:span text:style-name="Source_20_Text"><text:span text:style-name="T32">Executed Process 87801</text:span></text:span></text:p>
      <text:p text:style-name="P48"><text:span text:style-name="Source_20_Text"><text:span text:style-name="T32">a.out <text:s/>forker.c</text:span></text:span></text:p>
      <text:p text:style-name="P14">Date<text:tab/>: <text:span text:style-name="T2">10.10.2023</text:span></text:p>
      <text:p text:style-name="P17">Name<text:tab/><text:tab/>: <text:span text:style-name="T1">Nived R S</text:span></text:p>
      <text:p text:style-name="P17">Class<text:tab/><text:tab/>: <text:span text:style-name="T1">CS</text:span><text:span text:style-name="T3">4</text:span><text:span text:style-name="T1">C</text:span></text:p>
      <text:p text:style-name="P17">Roll No.<text:tab/>: <text:span text:style-name="T1">55</text:span></text:p>
      <text:p text:style-name="P17"/>
      <text:p text:style-name="Title"><text:span text:style-name="Source_20_Text"><text:span text:style-name="T8">3. System Calls</text:span></text:span></text:p>
      <text:p text:style-name="Text_20_body"><text:span text:style-name="Source_20_Text"><text:span text:style-name="T8"/></text:span></text:p>
      <text:h text:style-name="Heading_20_2" text:outline-level="2"><text:span text:style-name="Source_20_Text"><text:span text:style-name="T8">AIM :</text:span></text:span></text:h>
      <text:p text:style-name="P49"><text:span text:style-name="Source_20_Text"><text:span text:style-name="T22"><text:tab/>To implement fork, exec, getpid, exit, wait, close, stat, opendir and readdir system calls</text:span></text:span></text:p>
      <text:p text:style-name="P49"><text:span text:style-name="Source_20_Text"><text:span text:style-name="T22"/></text:span></text:p>
      <text:h text:style-name="Heading_20_2" text:outline-level="2"><text:span text:style-name="Source_20_Text"><text:span text:style-name="T8">PROGRAM A</text:span></text:span></text:h>
      <text:p text:style-name="P30"><text:span text:style-name="T5">AIM</text:span> :</text:p>
      <text:p text:style-name="P49"><text:span text:style-name="T3"><text:tab/></text:span><text:span text:style-name="T17">To wr</text:span><text:span text:style-name="T22">ite C program to </text:span><text:span text:style-name="T17"><text:s/>implement </text:span><text:span text:style-name="Source_20_Text"><text:span text:style-name="T29">fork()</text:span></text:span><text:span text:style-name="Source_20_Text"><text:span text:style-name="T18"> , </text:span></text:span><text:span text:style-name="Source_20_Text"><text:span text:style-name="T29">getpid()</text:span></text:span><text:span text:style-name="T17">, </text:span><text:span text:style-name="Source_20_Text"><text:span text:style-name="T29">wait() </text:span></text:span><text:span text:style-name="T17">and </text:span><text:span text:style-name="Source_20_Text"><text:span text:style-name="T29">exec </text:span></text:span><text:span text:style-name="T17">system calls </text:span></text:p>
      <text:p text:style-name="P33">ALGORITHM :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0 <text:s text:c="2"/>: Start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1 <text:s text:c="2"/>: Store PID of parent process in parent using getpid()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2 <text:s text:c="2"/>: Call fork() to create a child process and store its PID in procid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3 <text:s text:c="2"/>: If procid &lt; 0 do step S4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4 <text:s text:c="2"/>: Print "Fork failed"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5 <text:s text:c="2"/>: Otheriwise do step S6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6 <text:s text:c="2"/>: Print "Child created for process" followed by parent PID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7 <text:s text:c="2"/>: Call wait() to wait for child process to complete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8 <text:s text:c="2"/>: Print "Executing process" followed by current PID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9 <text:s text:c="2"/>: Call exec() to execute any UNIX command</text:span></text:span></text:p>
      <text:p text:style-name="P22"><text:span text:style-name="Source_20_Text"><text:span text:style-name="T13">S</text:span></text:span><text:span text:style-name="Source_20_Text"><text:span text:style-name="T15">tep </text:span></text:span><text:span text:style-name="Source_20_Text"><text:span text:style-name="T13">10 : </text:span></text:span><text:span text:style-name="Source_20_Text"><text:span text:style-name="T15">Stop</text:span></text:span></text:p>
      <text:h text:style-name="P7" text:outline-level="2" text:is-list-header="true">PROGRAM <text:span text:style-name="T34">B</text:span></text:h>
      <text:p text:style-name="P49"/>
      <text:p text:style-name="P35">Program :</text:p>
      <text:p text:style-name="P45">#include &lt;stdio.h&gt;</text:p>
      <text:p text:style-name="P45">#include &lt;unistd.h&gt;</text:p>
      <text:p text:style-name="P45">#include &lt;sys/types.h&gt;</text:p>
      <text:p text:style-name="P45">#include &lt;sys/stat.h&gt;</text:p>
      <text:p text:style-name="P45"/>
      <text:p text:style-name="P45">void main(){</text:p>
      <text:p text:style-name="P45"><text:tab/>struct stat sfile;</text:p>
      <text:p text:style-name="P45"><text:tab/>stat("forker.c",&amp;sfile);</text:p>
      <text:p text:style-name="P45"><text:tab/>printf("st_mode : %o\n",sfile.st_mode);</text:p>
      <text:p text:style-name="P45"><text:tab/>printf("st_size : %d\n",sfile.st_size);</text:p>
      <text:p text:style-name="P45">}</text:p>
      <text:p text:style-name="P42"/>
      <text:p text:style-name="P35">output :</text:p>
      <text:p text:style-name="P48"><text:span text:style-name="Source_20_Text"><text:span text:style-name="T32">st_mode : 100644</text:span></text:span></text:p>
      <text:p text:style-name="P48"><text:span text:style-name="Source_20_Text"><text:span text:style-name="T32">st_size : 374</text:span></text:span></text:p>
      <text:p text:style-name="P48"/>
      <text:p text:style-name="P48"/>
      <text:h text:style-name="P7" text:outline-level="2"><text:span text:style-name="Source_20_Text"><text:span text:style-name="T8">PROGRAM </text:span></text:span><text:span text:style-name="Source_20_Text"><text:span text:style-name="T22">B</text:span></text:span></text:h>
      <text:p text:style-name="P30"><text:span text:style-name="T5">AIM</text:span> :</text:p>
      <text:p text:style-name="P49"><text:span text:style-name="T3"><text:tab/></text:span><text:span text:style-name="T17">To wr</text:span><text:span text:style-name="T22">ite C program to </text:span><text:span text:style-name="T17"><text:s/>implement </text:span><text:span text:style-name="Source_20_Text"><text:span text:style-name="T18"><text:s/></text:span></text:span><text:span text:style-name="Source_20_Text"><text:span text:style-name="T27">stat</text:span></text:span><text:span text:style-name="Source_20_Text"><text:span text:style-name="T29"> </text:span></text:span><text:span text:style-name="T17">system call</text:span></text:p>
      <text:p text:style-name="P33">ALGORITHM :</text:p>
      <text:p text:style-name="P22"><text:span text:style-name="Source_20_Text"><text:span text:style-name="T15">Step 0 : Start</text:span></text:span></text:p>
      <text:p text:style-name="P22"><text:span text:style-name="Source_20_Text"><text:span text:style-name="T15">Step 1 : Declare struct stat variable sfile</text:span></text:span></text:p>
      <text:p text:style-name="P22"><text:span text:style-name="Source_20_Text"><text:span text:style-name="T15">Step 2 : Call stat() with file name and address of sfile as arguments</text:span></text:span></text:p>
      <text:p text:style-name="P22"><text:span text:style-name="Source_20_Text"><text:span text:style-name="T15">Step 3 : Print file size using sfile.st_size</text:span></text:span></text:p>
      <text:p text:style-name="P22"><text:span text:style-name="Source_20_Text"><text:span text:style-name="T15">Step 4 : Print file permissions using sfile.st_mode</text:span></text:span></text:p>
      <text:p text:style-name="P22"><text:span text:style-name="Source_20_Text"><text:span text:style-name="T15">Step 5 : Stop</text:span></text:span></text:p>
      <text:p text:style-name="P22"><text:span text:style-name="Source_20_Text"><text:span text:style-name="T15"/></text:span></text:p>
      <text:p text:style-name="P22"><text:span text:style-name="Source_20_Text"><text:span text:style-name="T15"/></text:span></text:p>
      <text:p text:style-name="P22"><text:span text:style-name="Source_20_Text"><text:span text:style-name="T15"/></text:span></text:p>
      <text:h text:style-name="P8" text:outline-level="2"><text:span text:style-name="Source_20_Text"><text:span text:style-name="T8"/></text:span></text:h>
      <text:h text:style-name="P7" text:outline-level="2" text:is-list-header="true">PROGRAM <text:span text:style-name="T34">C</text:span></text:h>
      <text:p text:style-name="P49"/>
      <text:p text:style-name="P35">Program :</text:p>
      <text:p text:style-name="P45">#include &lt;stdio.h&gt;</text:p>
      <text:p text:style-name="P45">#include &lt;unistd.h&gt;</text:p>
      <text:p text:style-name="P45">#include &lt;sys/types.h&gt;</text:p>
      <text:p text:style-name="P45">#include &lt;dirent.h&gt;</text:p>
      <text:p text:style-name="P45"/>
      <text:p text:style-name="P45">void main(){</text:p>
      <text:p text:style-name="P45"><text:tab/>struct dirent *direntPointer;</text:p>
      <text:p text:style-name="P45"><text:tab/>DIR *dirPointer;</text:p>
      <text:p text:style-name="P45"/>
      <text:p text:style-name="P45"><text:tab/>dirPointer = opendir("/home/mec/<text:span text:style-name="T34">n1ved/</text:span>");</text:p>
      <text:p text:style-name="P45"/>
      <text:p text:style-name="P45"><text:tab/>if(dirPointer == NULL){</text:p>
      <text:p text:style-name="P45"><text:tab/><text:tab/>printf("Failed open dir\n");</text:p>
      <text:p text:style-name="P45"><text:tab/><text:tab/>return;</text:p>
      <text:p text:style-name="P45"><text:tab/>}</text:p>
      <text:p text:style-name="P45"/>
      <text:p text:style-name="P45"><text:tab/>while((direntPointer = readdir(dirPointer)) != NULL ){</text:p>
      <text:p text:style-name="P45"><text:tab/><text:tab/>printf("[%s]\n",direntPointer-&gt;d_name);</text:p>
      <text:p text:style-name="P45"><text:tab/>}</text:p>
      <text:p text:style-name="P45"/>
      <text:p text:style-name="P45"><text:tab/>closedir(dirPointer);</text:p>
      <text:p text:style-name="P45"><text:tab/>return;</text:p>
      <text:p text:style-name="P45">}</text:p>
      <text:p text:style-name="P42"/>
      <text:p text:style-name="P35">output :</text:p>
      <text:p text:style-name="P48"><text:span text:style-name="Source_20_Text"><text:span text:style-name="T32">[.]</text:span></text:span></text:p>
      <text:p text:style-name="P48"><text:span text:style-name="Source_20_Text"><text:span text:style-name="T32">[..]</text:span></text:span></text:p>
      <text:p text:style-name="P48"><text:span text:style-name="Source_20_Text"><text:span text:style-name="T32">[cycle2]</text:span></text:span></text:p>
      <text:p text:style-name="P48"><text:span text:style-name="Source_20_Text"><text:span text:style-name="T32">[cycle3]</text:span></text:span><text:span text:style-name="T32"/></text:p>
      <text:h text:style-name="P7" text:outline-level="2"><text:span text:style-name="Source_20_Text"><text:span text:style-name="T8">PROGRAM </text:span></text:span><text:span text:style-name="Source_20_Text"><text:span text:style-name="T22">C</text:span></text:span></text:h>
      <text:p text:style-name="P30"><text:span text:style-name="T5">AIM</text:span> :</text:p>
      <text:p text:style-name="P49"><text:span text:style-name="T3"><text:tab/></text:span><text:span text:style-name="T17">To write a C program to implement </text:span><text:span text:style-name="Source_20_Text"><text:span text:style-name="T29">readdir() </text:span></text:span><text:span text:style-name="T17">and </text:span><text:span text:style-name="Source_20_Text"><text:span text:style-name="T29">opendir() </text:span></text:span><text:span text:style-name="T17">system calls</text:span></text:p>
      <text:p text:style-name="P33">ALGORITHM :</text:p>
      <text:p text:style-name="P22"><text:span text:style-name="Source_20_Text"><text:span text:style-name="T15">Step 0 : Start</text:span></text:span></text:p>
      <text:p text:style-name="P22"><text:span text:style-name="Source_20_Text"><text:span text:style-name="T15">Step 1 : Declare a struct dirent variable *d</text:span></text:span></text:p>
      <text:p text:style-name="P22"><text:span text:style-name="Source_20_Text"><text:span text:style-name="T15">Step 2 : Declare a DIR variable *dir</text:span></text:span></text:p>
      <text:p text:style-name="P22"><text:span text:style-name="Source_20_Text"><text:span text:style-name="T15">Step 3 : Call opendir() with directory name as argument and store the return <text:s text:c="2"/><text:tab/> <text:s text:c="2"/>value in dir</text:span></text:span></text:p>
      <text:p text:style-name="P22"><text:span text:style-name="Source_20_Text"><text:span text:style-name="T15">Step 4 : If dir is NULL exit</text:span></text:span></text:p>
      <text:p text:style-name="P22"><text:span text:style-name="Source_20_Text"><text:span text:style-name="T15">Step 5 : Repeat step S6 to S7 until readdir() returns NULL</text:span></text:span></text:p>
      <text:p text:style-name="P22"><text:span text:style-name="Source_20_Text"><text:span text:style-name="T15">Step 6 : Store the return value of readdir() in d</text:span></text:span></text:p>
      <text:p text:style-name="P22"><text:span text:style-name="Source_20_Text"><text:span text:style-name="T15">Step 7 : Print d-&gt;d_name</text:span></text:span></text:p>
      <text:p text:style-name="P22"><text:span text:style-name="Source_20_Text"><text:span text:style-name="T15">Step 8 : Call closedir() with dir as argument to close the directory</text:span></text:span></text:p>
      <text:p text:style-name="P22"><text:span text:style-name="Source_20_Text"><text:span text:style-name="T15">Step 9 : Stop</text:span></text:span></text:p>
      <text:p text:style-name="P22"><text:span text:style-name="Source_20_Text"><text:span text:style-name="T15"/></text:span></text:p>
      <text:p text:style-name="P24"><text:span text:style-name="Source_20_Text"><text:span text:style-name="T15"/></text:span></text:p>
      <text:p text:style-name="P23"><text:span text:style-name="Source_20_Text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Light" svg:font-family="'Noto Sans Mono Light'" style:font-family-generic="swiss" style:font-pitch="variable"/>
    <style:font-face style:name="Noto Sans Mono Light1" svg:font-family="'Noto Sans Mono Light'" style:font-adornments="Light" style:font-family-generic="swiss" style:font-pitch="variable"/>
    <style:font-face style:name="Noto Sans Mono Medium" svg:font-family="'Noto Sans Mono Medium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1.5pt double-thin #000000" style:border-line-width="0.018cm 0.018cm 0.018cm" fo:padding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4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24:11.412289805</meta:creation-date>
    <dc:date>2024-03-31T12:34:58.239364017</dc:date>
    <meta:editing-duration>PT16H44M13S</meta:editing-duration>
    <meta:editing-cycles>8</meta:editing-cycles>
    <meta:generator>LibreOffice/7.6.4.1$Linux_X86_64 LibreOffice_project/60$Build-1</meta:generator>
    <meta:document-statistic meta:table-count="0" meta:image-count="0" meta:object-count="0" meta:page-count="14" meta:paragraph-count="250" meta:word-count="1215" meta:character-count="6588" meta:non-whitespace-character-count="5495"/>
  </office:meta>
</office:document-meta>
</file>